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98000002EBA4775EF9.png" manifest:media-type="image/png"/>
  <manifest:file-entry manifest:full-path="Pictures/10000201000002D400000199CCC9A214.png" manifest:media-type="image/png"/>
  <manifest:file-entry manifest:full-path="Pictures/10000201000002D40000019985D69CB8.png" manifest:media-type="image/png"/>
  <manifest:file-entry manifest:full-path="Pictures/100000000000030A0000026252D8CEC2.png" manifest:media-type="image/png"/>
  <manifest:file-entry manifest:full-path="Pictures/1000020100000491000002B52C7450A9.png" manifest:media-type="image/png"/>
  <manifest:file-entry manifest:full-path="Pictures/10000201000002D400000199AA52C5C8.png" manifest:media-type="image/png"/>
  <manifest:file-entry manifest:full-path="Pictures/1000020100000474000002EBBE8276F3.png" manifest:media-type="image/png"/>
  <manifest:file-entry manifest:full-path="Pictures/100002010000046C000002EB52290C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: 1</text:p>
      <text:p text:style-name="Standard">-punto 1-2</text:p>
      <text:p text:style-name="Standard"><draw:frame draw:style-name="fr1" draw:name="gráficos1" text:anchor-type="paragraph" svg:width="17cm" svg:height="11.883cm" draw:z-index="0"><draw:image xlink:href="Pictures/100000000000030A0000026252D8CEC2.png" xlink:type="simple" xlink:show="embed" xlink:actuate="onLoad"/></draw:frame></text:p>
      <text:p text:style-name="Standard">-punto 3</text:p>
      <text:p text:style-name="Standard"><draw:frame draw:style-name="fr1" draw:name="gráficos2" text:anchor-type="paragraph" svg:width="17cm" svg:height="9.603cm" draw:z-index="1"><draw:image xlink:href="Pictures/10000201000002D40000019985D69CB8.png" xlink:type="simple" xlink:show="embed" xlink:actuate="onLoad"/></draw:frame></text:p>
      <text:p text:style-name="Standard"><text:soft-page-break/>-punto 4</text:p>
      <text:p text:style-name="Standard"><draw:frame draw:style-name="fr1" draw:name="gráficos3" text:anchor-type="paragraph" svg:width="17cm" svg:height="10.799cm" draw:z-index="2"><draw:image xlink:href="Pictures/1000020100000498000002EBA4775EF9.png" xlink:type="simple" xlink:show="embed" xlink:actuate="onLoad"/></draw:frame></text:p>
      <text:p text:style-name="Standard">-punto 5</text:p>
      <text:p text:style-name="Standard"><draw:frame draw:style-name="fr1" draw:name="gráficos4" text:anchor-type="paragraph" svg:width="17cm" svg:height="11.218cm" draw:z-index="3"><draw:image xlink:href="Pictures/100002010000046C000002EB52290C7F.png" xlink:type="simple" xlink:show="embed" xlink:actuate="onLoad"/></draw:frame></text:p>
      <text:p text:style-name="Standard"><draw:frame draw:style-name="fr1" draw:name="gráficos5" text:anchor-type="paragraph" svg:width="17cm" svg:height="11.139cm" draw:z-index="4"><draw:image xlink:href="Pictures/1000020100000474000002EBBE8276F3.png" xlink:type="simple" xlink:show="embed" xlink:actuate="onLoad"/></draw:frame><text:soft-page-break/></text:p>
      <text:p text:style-name="Standard">-punto 6</text:p>
      <text:p text:style-name="Standard"><draw:frame draw:style-name="fr1" draw:name="gráficos6" text:anchor-type="paragraph" svg:width="17cm" svg:height="9.603cm" draw:z-index="5"><draw:image xlink:href="Pictures/10000201000002D400000199AA52C5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-punto 7</text:p>
      <text:p text:style-name="Standard"><draw:frame draw:style-name="fr1" draw:name="gráficos7" text:anchor-type="paragraph" svg:width="17cm" svg:height="9.603cm" draw:z-index="6"><draw:image xlink:href="Pictures/10000201000002D400000199CCC9A214.png" xlink:type="simple" xlink:show="embed" xlink:actuate="onLoad"/></draw:frame></text:p>
      <text:p text:style-name="Standard">-punto 8</text:p>
      <text:p text:style-name="Standard"><draw:frame draw:style-name="fr2" draw:name="gráficos8" text:anchor-type="paragraph" svg:width="17cm" svg:height="10.077cm" draw:z-index="7"><draw:image xlink:href="Pictures/1000020100000491000002B52C7450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ACTIVIDAD 3C</text:p>
        <text:p text:style-name="Header">Regino Bosch Lo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 </meta:initial-creator>
    <meta:creation-date>2017-11-13T11:49:46</meta:creation-date>
    <dc:date>2017-11-13T11:52:50</dc:date>
    <dc:creator>alumno </dc:creator>
    <meta:editing-duration>P0D</meta:editing-duration>
    <meta:editing-cycles>1</meta:editing-cycles>
    <meta:document-statistic meta:table-count="0" meta:image-count="8" meta:object-count="0" meta:page-count="5" meta:paragraph-count="10" meta:word-count="21" meta:character-count="101" meta:non-whitespace-character-count="90"/>
    <meta:generator>LibreOffice/3.5$Linux_x86 LibreOffice_project/350m1$Build-2</meta:generator>
  </office:meta>
</office:document-meta>
</file>